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$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3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4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5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24"/>
          <table:table-cell office:value-type="string" calcext:value-type="string">
            <text:p>Tasksets <text:s/>T1 (2, 10); T2 (4, 15); T3 (5, 12)</text:p>
          </table:table-cell>
          <table:table-cell table:number-columns-repeated="92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date-style style:name="N10115" number:language="de" number:country="DE"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1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1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1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1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1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1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5T16:47:26.212579754</dc:date>
    <meta:editing-cycles>35</meta:editing-cycles>
    <meta:editing-duration>PT4H40M15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